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ohit Devanagari1" svg:font-family="'Lohit Devanagari'" style:font-pitch="variable"/>
    <style:font-face style:name="Noto Sans CJK SC Regular"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sian="Liberation Serif1" style:font-name-complex="Liberation Serif1"/>
    </style:style>
    <style:style style:name="P2"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font-weight-complex="bold"/>
    </style:style>
    <style:style style:name="T2" style:family="text">
      <style:text-properties fo:font-weight="bold" style:font-name-asian="Liberation Serif1" style:font-weight-asian="bold" style:font-name-complex="Liberation Serif1" style:font-weight-complex="bold"/>
    </style:style>
    <style:style style:name="T3" style:family="text">
      <style:text-properties style:font-name-asian="Liberation Serif1" style:font-name-complex="Liberation Serif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s/></text:span><text:span text:style-name="T1">Grocery Script – Experience </text:span></text:p>
      <text:p text:style-name="Standard"/>
      <text:p text:style-name="Standard">In the grocery list script I created the dictionary and list variables, collected customer input, populated the dictionary and list, and then looped through them to generate a summary list, and final total output. </text:p>
      <text:p text:style-name="Standard"/>
      <text:p text:style-name="Standard">It’s important to handle the inputs for the while test correctly or your script will loop continuously or error out. It’s also important to loop threw your dictionary and list correctly so that you retrieve your data correctly.</text:p>
      <text:p text:style-name="Standard"/>
      <text:p text:style-name="Standard">One of the errors I encountered today was “ NameError: name 'apple' is not defined” when inputing “apple” in response to the prompt for “Item name”. There was two solutions. The first solution is that “apple” had to be entered with the quotation marks. The second solution was that I was using “python” instead of “python3” to excute the script. <text:s/>The second error I encountered today was “IndexError: list index out of range”. This error occurs when you forget to use the keyword “range” in your for loop. </text:p>
      <text:p text:style-name="P1"><text:s/></text:p>
      <text:p text:style-name="P1"><text:s/></text:p>
      <text:p text:style-name="Standard">Traceback (most recent call last):</text:p>
      <text:p text:style-name="Standard"><text:span text:style-name="T3"><text:s text:c="2"/></text:span>File "grocery_list.py", line 21, in &lt;module&gt;</text:p>
      <text:p text:style-name="Standard"><text:span text:style-name="T3"><text:s text:c="4"/></text:span>item_name = input("Item name:\n")</text:p>
      <text:p text:style-name="Standard"><text:span text:style-name="T3"><text:s text:c="2"/></text:span>File "&lt;string&gt;", line 1, in &lt;module&gt;</text:p>
      <text:p text:style-name="Standard">NameError: name 'apple' is not defined </text:p>
      <text:p text:style-name="Standard"/>
      <text:p text:style-name="Standard">1 apple @ $2.99 <text:s/>ea <text:s/>$2.99</text:p>
      <text:p text:style-name="Standard">Traceback (most recent call last):</text:p>
      <text:p text:style-name="Standard"><text:span text:style-name="T3"><text:s text:c="2"/></text:span>File "grocery_list.py", line 49, in &lt;module&gt;</text:p>
      <text:p text:style-name="Standard"><text:span text:style-name="T3"><text:s text:c="4"/></text:span>item_total = <text:s/>grocery_history[i]['number'] * grocery_history[i]['price']</text:p>
      <text:p text:style-name="Standard">IndexError: list index out of range</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Lohit Devanagari1" svg:font-family="'Lohit Devanagari'" style:font-pitch="variable"/>
    <style:font-face style:name="Noto Sans CJK SC Regular"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 style:font-family-asian="'Noto Sans CJK SC Regular'"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717in" fo:margin-bottom="0.7327in" style:dynamic-spacing="true"/>
      </style:header-style>
      <style:footer-style/>
    </style:page-layout>
  </office:automatic-styles>
  <office:master-styles>
    <style:master-page style:name="Standard" style:page-layout-name="Mpm1">
      <style:header>
        <text:p text:style-name="Header">Erica Southworth</text:p>
        <text:p text:style-name="Header">IT-140-X2470 Introduction to Scripting 18EW2</text:p>
        <text:p text:style-name="Header">Nancy Hil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1-28T12:28:47.962786800</meta:creation-date>
    <dc:creator>E S</dc:creator>
    <dc:date>2018-11-28T14:39:38.563466800</dc:date>
    <meta:editing-cycles>6</meta:editing-cycles>
    <meta:editing-duration>PT38M57S</meta:editing-duration>
    <meta:document-statistic meta:table-count="0" meta:image-count="0" meta:object-count="0" meta:page-count="1" meta:paragraph-count="20" meta:word-count="227" meta:character-count="1460" meta:non-whitespace-character-count="1223"/>
    <meta:generator>LibreOffice/6.0.7.3$Windows_X86_64 LibreOffice_project/dc89aa7a9eabfd848af146d5086077aeed2ae4a5</meta:generator>
  </office:meta>
</office:document-meta>
</file>